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10-0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10-0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1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0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1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07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2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2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4044" calcext:value-type="float">
            <text:p>12.54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5375" calcext:value-type="float">
            <text:p>12.52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661" calcext:value-type="float">
            <text:p>12.5276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02982857143" calcext:value-type="float">
            <text:p>12.5102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56906666667" calcext:value-type="float">
            <text:p>12.59569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82067692308" calcext:value-type="float">
            <text:p>12.498206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90008888889" calcext:value-type="float">
            <text:p>12.43900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3710769231" calcext:value-type="float">
            <text:p>12.435371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35733333333" calcext:value-type="float">
            <text:p>12.5035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50176" calcext:value-type="float">
            <text:p>12.518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0035555556" calcext:value-type="float">
            <text:p>12.545003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2033548387" calcext:value-type="float">
            <text:p>12.7252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98296" calcext:value-type="float">
            <text:p>12.80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77644" calcext:value-type="float">
            <text:p>12.897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908" calcext:value-type="float">
            <text:p>12.9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7292903226" calcext:value-type="float">
            <text:p>12.9757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06281290323" calcext:value-type="float">
            <text:p>12.9406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10664" calcext:value-type="float">
            <text:p>12.90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16923870968" calcext:value-type="float">
            <text:p>12.9016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97328" calcext:value-type="float">
            <text:p>12.94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55042857143" calcext:value-type="float">
            <text:p>13.0155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4423225807" calcext:value-type="float">
            <text:p>13.03944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24611612903" calcext:value-type="float">
            <text:p>13.2024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31991724138" calcext:value-type="float">
            <text:p>13.27319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2376774194" calcext:value-type="float">
            <text:p>13.3562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31304" calcext:value-type="float">
            <text:p>13.41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77992258065" calcext:value-type="float">
            <text:p>13.3877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51504516129" calcext:value-type="float">
            <text:p>13.2851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9352" calcext:value-type="float">
            <text:p>13.22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63767741935" calcext:value-type="float">
            <text:p>13.166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95952" calcext:value-type="float">
            <text:p>13.16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2043870968" calcext:value-type="float">
            <text:p>13.1882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1888571429" calcext:value-type="float">
            <text:p>13.21318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3519483871" calcext:value-type="float">
            <text:p>13.2635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1976" calcext:value-type="float">
            <text:p>13.34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3476" calcext:value-type="float">
            <text:p>13.33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67698064516" calcext:value-type="float">
            <text:p>13.3367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2712" calcext:value-type="float">
            <text:p>13.37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98467096774" calcext:value-type="float">
            <text:p>13.3498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5050322581" calcext:value-type="float">
            <text:p>13.2585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3804" calcext:value-type="float">
            <text:p>13.127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9269677419" calcext:value-type="float">
            <text:p>13.0579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83304" calcext:value-type="float">
            <text:p>13.10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8481290323" calcext:value-type="float">
            <text:p>13.1768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00022857143" calcext:value-type="float">
            <text:p>13.19000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9029677419" calcext:value-type="float">
            <text:p>13.2469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77238709677" calcext:value-type="float">
            <text:p>13.497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11532903226" calcext:value-type="float">
            <text:p>13.7011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6772" calcext:value-type="float">
            <text:p>13.825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5687483871" calcext:value-type="float">
            <text:p>13.8456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56818064516" calcext:value-type="float">
            <text:p>13.7756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004" calcext:value-type="float">
            <text:p>13.62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4478709677" calcext:value-type="float">
            <text:p>13.5754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3912" calcext:value-type="float">
            <text:p>13.56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3862068966" calcext:value-type="float">
            <text:p>13.6003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40105806452" calcext:value-type="float">
            <text:p>13.6040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6456774194" calcext:value-type="float">
            <text:p>13.5726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7512" calcext:value-type="float">
            <text:p>13.65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00369032258" calcext:value-type="float">
            <text:p>13.7900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78896" calcext:value-type="float">
            <text:p>13.7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64368" calcext:value-type="float">
            <text:p>13.7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02424516129" calcext:value-type="float">
            <text:p>13.6402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0496" calcext:value-type="float">
            <text:p>13.6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6126451613" calcext:value-type="float">
            <text:p>13.6156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83472" calcext:value-type="float">
            <text:p>13.59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7098064516" calcext:value-type="float">
            <text:p>13.6187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40602857143" calcext:value-type="float">
            <text:p>13.65406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84899354839" calcext:value-type="float">
            <text:p>13.6784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1798" calcext:value-type="float">
            <text:p>14.131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9602857143" calcext:value-type="float">
            <text:p>13.99696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9096" calcext:value-type="float">
            <text:p>14.08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45557142857" calcext:value-type="float">
            <text:p>14.1345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15112258065" calcext:value-type="float">
            <text:p>14.1315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11124" calcext:value-type="float">
            <text:p>14.03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07872" calcext:value-type="float">
            <text:p>14.07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15574193548" calcext:value-type="float">
            <text:p>14.181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80792" calcext:value-type="float">
            <text:p>14.2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11581935484" calcext:value-type="float">
            <text:p>14.2811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9472857143" calcext:value-type="float">
            <text:p>14.273947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06260645161" calcext:value-type="float">
            <text:p>14.3006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05331612903" calcext:value-type="float">
            <text:p>14.5405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55968" calcext:value-type="float">
            <text:p>14.6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8168" calcext:value-type="float">
            <text:p>14.76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25512" calcext:value-type="float">
            <text:p>14.72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1850322581" calcext:value-type="float">
            <text:p>14.5081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5716129032" calcext:value-type="float">
            <text:p>14.356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04768" calcext:value-type="float">
            <text:p>14.33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9556129032" calcext:value-type="float">
            <text:p>14.3809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252" calcext:value-type="float">
            <text:p>14.46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1277419355" calcext:value-type="float">
            <text:p>14.529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9714285714" calcext:value-type="float">
            <text:p>14.575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50211612903" calcext:value-type="float">
            <text:p>14.6350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77217142857" calcext:value-type="float">
            <text:p>14.82772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90331428571" calcext:value-type="float">
            <text:p>14.97903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3404" calcext:value-type="float">
            <text:p>15.04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77408" calcext:value-type="float">
            <text:p>14.53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536" calcext:value-type="float">
            <text:p>14.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6" calcext:value-type="float">
            <text:p>14.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552" calcext:value-type="float">
            <text:p>14.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0252" calcext:value-type="float">
            <text:p>14.97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1036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2444" calcext:value-type="float">
            <text:p>14.98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18" meta:object-count="0"/>
    <meta:user-defined meta:name="AppVersion">3.0</meta:user-defined>
  </office:meta>
</office:document-meta>
</file>